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Standard">
      <style:text-properties officeooo:rsid="0002ed87" officeooo:paragraph-rsid="0002ed87"/>
    </style:style>
    <style:style style:name="P2" style:family="paragraph" style:parent-style-name="Standard">
      <style:text-properties style:font-name="Nimbus Mono PS" officeooo:rsid="0002ed87" officeooo:paragraph-rsid="0002ed87"/>
    </style:style>
    <style:style style:name="P3" style:family="paragraph" style:parent-style-name="Standard">
      <style:text-properties style:font-name="Nimbus Mono PS" officeooo:rsid="000650c2" officeooo:paragraph-rsid="000650c2"/>
    </style:style>
    <style:style style:name="P4" style:family="paragraph" style:parent-style-name="Standard">
      <style:text-properties style:font-name="Nimbus Mono PS" officeooo:rsid="00069a65" officeooo:paragraph-rsid="00069a65"/>
    </style:style>
    <style:style style:name="P5" style:family="paragraph" style:parent-style-name="Standard">
      <style:text-properties style:font-name="Nimbus Mono PS" officeooo:rsid="0008635f" officeooo:paragraph-rsid="0008635f"/>
    </style:style>
    <style:style style:name="P6" style:family="paragraph" style:parent-style-name="Standard">
      <style:text-properties style:font-name="Nimbus Mono PS" officeooo:rsid="0003de2c" officeooo:paragraph-rsid="000ca394"/>
    </style:style>
    <style:style style:name="P7" style:family="paragraph" style:parent-style-name="Standard">
      <style:text-properties officeooo:rsid="0001503a" officeooo:paragraph-rsid="0001503a"/>
    </style:style>
    <style:style style:name="P8" style:family="paragraph" style:parent-style-name="Standard">
      <style:text-properties officeooo:rsid="0001503a" officeooo:paragraph-rsid="001120d0"/>
    </style:style>
    <style:style style:name="P9" style:family="paragraph" style:parent-style-name="Standard">
      <style:text-properties officeooo:rsid="0001503a" officeooo:paragraph-rsid="001a37bc"/>
    </style:style>
    <style:style style:name="P10" style:family="paragraph" style:parent-style-name="Standard">
      <style:text-properties officeooo:rsid="002185c6" officeooo:paragraph-rsid="002185c6"/>
    </style:style>
    <style:style style:name="P11" style:family="paragraph" style:parent-style-name="Standard">
      <style:paragraph-properties fo:break-before="page"/>
      <style:text-properties officeooo:rsid="002185c6" officeooo:paragraph-rsid="001fc08a"/>
    </style:style>
    <style:style style:name="P12" style:family="paragraph" style:parent-style-name="Standard">
      <style:text-properties officeooo:rsid="001120d0" officeooo:paragraph-rsid="001120d0"/>
    </style:style>
    <style:style style:name="P13" style:family="paragraph" style:parent-style-name="Standard">
      <style:text-properties officeooo:rsid="00168d69" officeooo:paragraph-rsid="00168d69"/>
    </style:style>
    <style:style style:name="P14" style:family="paragraph" style:parent-style-name="Standard">
      <style:text-properties officeooo:rsid="001fc08a" officeooo:paragraph-rsid="001fc08a"/>
    </style:style>
    <style:style style:name="P15" style:family="paragraph" style:parent-style-name="Standard">
      <style:text-properties officeooo:rsid="001965e7" officeooo:paragraph-rsid="001965e7"/>
    </style:style>
    <style:style style:name="P16" style:family="paragraph" style:parent-style-name="Standard">
      <style:text-properties officeooo:rsid="001efcd3" officeooo:paragraph-rsid="001efcd3"/>
    </style:style>
    <style:style style:name="P17" style:family="paragraph" style:parent-style-name="Standard">
      <style:text-properties officeooo:rsid="00130f27" officeooo:paragraph-rsid="00130f27"/>
    </style:style>
    <style:style style:name="P18" style:family="paragraph" style:parent-style-name="Standard">
      <style:text-properties officeooo:rsid="001a4884" officeooo:paragraph-rsid="001a4884"/>
    </style:style>
    <style:style style:name="P19" style:family="paragraph" style:parent-style-name="Standard">
      <style:text-properties officeooo:rsid="000466c4" officeooo:paragraph-rsid="000466c4"/>
    </style:style>
    <style:style style:name="P20" style:family="paragraph" style:parent-style-name="Standard">
      <style:text-properties officeooo:rsid="000466c4" officeooo:paragraph-rsid="000fb2b6"/>
    </style:style>
    <style:style style:name="P21" style:family="paragraph" style:parent-style-name="Standard">
      <style:text-properties officeooo:rsid="001d627e" officeooo:paragraph-rsid="001d627e"/>
    </style:style>
    <style:style style:name="P22" style:family="paragraph" style:parent-style-name="Standard">
      <style:text-properties officeooo:rsid="001d627e" officeooo:paragraph-rsid="0023785e"/>
    </style:style>
    <style:style style:name="P23" style:family="paragraph" style:parent-style-name="Standard">
      <style:text-properties officeooo:rsid="0023f4e2" officeooo:paragraph-rsid="0023f4e2"/>
    </style:style>
    <style:style style:name="P24" style:family="paragraph" style:parent-style-name="Standard">
      <style:paragraph-properties fo:break-before="page"/>
      <style:text-properties officeooo:rsid="00299cf0" officeooo:paragraph-rsid="00299cf0"/>
    </style:style>
    <style:style style:name="P25" style:family="paragraph" style:parent-style-name="Standard">
      <style:text-properties officeooo:rsid="00299cf0" officeooo:paragraph-rsid="00299cf0"/>
    </style:style>
    <style:style style:name="P26" style:family="paragraph" style:parent-style-name="Standard" style:list-style-name="L1">
      <style:text-properties officeooo:rsid="0001503a" officeooo:paragraph-rsid="0001503a"/>
    </style:style>
    <style:style style:name="P27" style:family="paragraph" style:parent-style-name="Standard" style:list-style-name="L2">
      <style:text-properties officeooo:rsid="0001503a" officeooo:paragraph-rsid="001a37bc"/>
    </style:style>
    <style:style style:name="P28" style:family="paragraph" style:parent-style-name="Standard" style:list-style-name="L1">
      <style:text-properties officeooo:rsid="002185c6" officeooo:paragraph-rsid="002185c6"/>
    </style:style>
    <style:style style:name="P29" style:family="paragraph" style:parent-style-name="Standard" style:list-style-name="L1">
      <style:text-properties officeooo:rsid="001120d0" officeooo:paragraph-rsid="001120d0"/>
    </style:style>
    <style:style style:name="P30" style:family="paragraph" style:parent-style-name="Standard" style:list-style-name="L2">
      <style:text-properties officeooo:rsid="001a37bc" officeooo:paragraph-rsid="001a37bc"/>
    </style:style>
    <style:style style:name="P31" style:family="paragraph" style:parent-style-name="Standard">
      <style:text-properties officeooo:rsid="0029a391" officeooo:paragraph-rsid="0029a391"/>
    </style:style>
    <style:style style:name="P32" style:family="paragraph" style:parent-style-name="Standard">
      <style:text-properties officeooo:rsid="002a9700" officeooo:paragraph-rsid="002a9700"/>
    </style:style>
    <style:style style:name="P33" style:family="paragraph" style:parent-style-name="Standard">
      <style:text-properties officeooo:rsid="0023f4e2" officeooo:paragraph-rsid="0023f4e2"/>
    </style:style>
    <style:style style:name="P34" style:family="paragraph" style:parent-style-name="Standard">
      <style:text-properties officeooo:rsid="002c5a33" officeooo:paragraph-rsid="002c5a33"/>
    </style:style>
    <style:style style:name="P35" style:family="paragraph" style:parent-style-name="Standard">
      <style:text-properties officeooo:rsid="0031b5d4" officeooo:paragraph-rsid="0031b5d4"/>
    </style:style>
    <style:style style:name="P36" style:family="paragraph" style:parent-style-name="Standard">
      <style:text-properties fo:color="#c9211e" loext:opacity="100%" fo:font-weight="bold" officeooo:rsid="0023f4e2" officeooo:paragraph-rsid="0023f4e2" style:font-weight-asian="bold" style:font-weight-complex="bold"/>
    </style:style>
    <style:style style:name="P37" style:family="paragraph" style:parent-style-name="Standard">
      <style:text-properties officeooo:rsid="00254235" officeooo:paragraph-rsid="0023f4e2"/>
    </style:style>
    <style:style style:name="P38" style:family="paragraph" style:parent-style-name="Standard">
      <style:text-properties officeooo:rsid="00328f4d" officeooo:paragraph-rsid="0023f4e2"/>
    </style:style>
    <style:style style:name="P39" style:family="paragraph" style:parent-style-name="Standard">
      <style:text-properties officeooo:rsid="00328f4d" officeooo:paragraph-rsid="00328f4d"/>
    </style:style>
    <style:style style:name="T1" style:family="text">
      <style:text-properties officeooo:rsid="00069a65"/>
    </style:style>
    <style:style style:name="T2" style:family="text">
      <style:text-properties officeooo:rsid="000ca394"/>
    </style:style>
    <style:style style:name="T3" style:family="text">
      <style:text-properties officeooo:rsid="001120d0"/>
    </style:style>
    <style:style style:name="T4" style:family="text">
      <style:text-properties officeooo:rsid="0001503a"/>
    </style:style>
    <style:style style:name="T5" style:family="text">
      <style:text-properties officeooo:rsid="0002ed87"/>
    </style:style>
    <style:style style:name="T6" style:family="text">
      <style:text-properties officeooo:rsid="000e0d6e"/>
    </style:style>
    <style:style style:name="T7" style:family="text">
      <style:text-properties officeooo:rsid="00186191"/>
    </style:style>
    <style:style style:name="T8" style:family="text">
      <style:text-properties officeooo:rsid="00168d69"/>
    </style:style>
    <style:style style:name="T9" style:family="text">
      <style:text-properties officeooo:rsid="000466c4"/>
    </style:style>
    <style:style style:name="T10" style:family="text">
      <style:text-properties officeooo:rsid="001a4884"/>
    </style:style>
    <style:style style:name="T11" style:family="text">
      <style:text-properties officeooo:rsid="001bdb93"/>
    </style:style>
    <style:style style:name="T12" style:family="text">
      <style:text-properties officeooo:rsid="000fb2b6"/>
    </style:style>
    <style:style style:name="T13" style:family="text">
      <style:text-properties officeooo:rsid="00148b06"/>
    </style:style>
    <style:style style:name="T14" style:family="text">
      <style:text-properties officeooo:rsid="001fc08a"/>
    </style:style>
    <style:style style:name="T15" style:family="text">
      <style:text-properties officeooo:rsid="002185c6"/>
    </style:style>
    <style:style style:name="T16" style:family="text">
      <style:text-properties officeooo:rsid="0023785e"/>
    </style:style>
    <style:style style:name="T17" style:family="text">
      <style:text-properties officeooo:rsid="00254235"/>
    </style:style>
    <style:style style:name="T18" style:family="text">
      <style:text-properties officeooo:rsid="00299cf0"/>
    </style:style>
    <style:style style:name="T19" style:family="text">
      <style:text-properties officeooo:rsid="00328f4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ructura del proyecto Java</text:p>
      <text:p text:style-name="P1"/>
      <text:p text:style-name="P2">TextoASubtitulosSRT </text:p>
      <text:p text:style-name="P2">|-src</text:p>
      <text:p text:style-name="P2">| <text:span text:style-name="T1">|</text:span>-main.java</text:p>
      <text:p text:style-name="P3">| <text:s text:c="7"/>|-VentanaPrincipal.java</text:p>
      <text:p text:style-name="P2">|-src-python</text:p>
      <text:p text:style-name="P4">| |-coqui_script.py</text:p>
      <text:p text:style-name="P4">| |-normalizar_volume.py</text:p>
      <text:p text:style-name="P2">|-doc-publico</text:p>
      <text:p text:style-name="P5">| |-Instalar-python-coqui-librerias.odt </text:p>
      <text:p text:style-name="P2">|-python</text:p>
      <text:p text:style-name="P2">| |-coqui-venv</text:p>
      <text:p text:style-name="P6"><text:span text:style-name="T2">|</text:span> |-normalizar_volume.py</text:p>
      <text:p text:style-name="P2">|-salida-srt</text:p>
      <text:p text:style-name="P2">|-salida-wav</text:p>
      <text:p text:style-name="P2"/>
      <text:p text:style-name="P1"/>
      <text:p text:style-name="P1"><text:span text:style-name="T3">Desde Synaptic o con apt instalar:</text:span><text:tab/></text:p>
      <text:list text:style-name="L1">
        <text:list-item>
          <text:p text:style-name="P26">Python<text:span text:style-name="T3">3</text:span></text:p>
        </text:list-item>
        <text:list-item>
          <text:p text:style-name="P26">python3-virtualenv </text:p>
        </text:list-item>
        <text:list-item>
          <text:p text:style-name="P28">virtualenv</text:p>
        </text:list-item>
        <text:list-item>
          <text:p text:style-name="P29">ffmpeg</text:p>
          <text:p text:style-name="P26"/>
        </text:list-item>
      </text:list>
      <text:p text:style-name="P13">Desinstalar un ambiente virtual Python3 </text:p>
      <text:p text:style-name="P12"/>
      <text:p text:style-name="P12">Si es necesario borrar el entorno virtual Python anterior, ejecutar estando en el directorio raíz del proyecto Eclipse <text:span text:style-name="T4">/eclipse-workspaceSE/</text:span>TextoASubtitulosSRT:</text:p>
      <text:p text:style-name="P12"/>
      <text:p text:style-name="P12">$ deactivate</text:p>
      <text:p text:style-name="P12">$ rm -rf python/coqui-venv </text:p>
      <text:p text:style-name="P12"/>
      <text:p text:style-name="P13">Cómo instalar un ambiente virtual Python3</text:p>
      <text:p text:style-name="P13"/>
      <text:p text:style-name="P7">Estando en la carpeta raíz del proyecto Java: /eclipse-workspaceSE/TextoASubtitulos/</text:p>
      <text:p text:style-name="P7"/>
      <text:p text:style-name="P14">Crear el directorio python si no está creado previamente</text:p>
      <text:p text:style-name="P7">$ mkdir python</text:p>
      <text:p text:style-name="P7"/>
      <text:p text:style-name="P14">Crear un entorno virtual</text:p>
      <text:p text:style-name="P7">$ virtualenv --always-copy python/coqui-venv</text:p>
      <text:p text:style-name="P7"/>
      <text:p text:style-name="P14">Activar el entorno virtual</text:p>
      <text:p text:style-name="P7">$ source <text:span text:style-name="T5">py</text:span><text:span text:style-name="T6">th</text:span><text:span text:style-name="T5">on/</text:span>coqui-venv/bin/activate</text:p>
      <text:p text:style-name="P7"/>
      <text:p text:style-name="P12">Para verificar la correcta instalación ejecutar:</text:p>
      <text:p text:style-name="P12">$ realpath python/coqui-venv/bin/python</text:p>
      <text:p text:style-name="P8"/>
      <text:p text:style-name="P1">El pront de Linux cambiará a: (coqui-venv) …/<text:span text:style-name="T4">TextoASubtitulos</text:span> $</text:p>
      <text:p text:style-name="P1"/>
      <text:p text:style-name="P1">Instalar Coqui TTS y dependencias, con el entorno virtual Python activado</text:p>
      <text:p text:style-name="P1"/>
      <text:p text:style-name="P1"><text:soft-page-break/>Esto instala la CLI y librerías de síntesis de voz de Coqui:</text:p>
      <text:p text:style-name="P1"/>
      <text:p text:style-name="P1">$ pip3 install TTS soundfile</text:p>
      <text:p text:style-name="P1"/>
      <text:p text:style-name="P1">Ver modelos disponibles (opcional)</text:p>
      <text:p text:style-name="P1"/>
      <text:p text:style-name="P1">$ tts --list_models</text:p>
      <text:p text:style-name="P1"/>
      <text:p text:style-name="P1">Verificar que figuran en la salida los siguientes modelos o tomar nota de los modelos existentes en español o el lenguaje deseado:</text:p>
      <text:p text:style-name="P1"/>
      <text:p text:style-name="P1">tts_models/es/css10/vits → Español, buena calidad. <text:span text:style-name="T7">Funciona con PyTorch 2.6+</text:span></text:p>
      <text:p text:style-name="P1">tts_models/es/mai/tacotron2-DDC → Otra voz en español. <text:span text:style-name="T7">Funciona con PyTorch 2.5</text:span></text:p>
      <text:p text:style-name="P7"/>
      <text:p text:style-name="P15">Comando para verificar que PyTorch está instalado en el ambiente virtual de Python3. </text:p>
      <text:p text:style-name="P15"/>
      <text:p text:style-name="P15">$ python3 -c "import torch; print(torch.__version__)"</text:p>
      <text:p text:style-name="P7"/>
      <text:p text:style-name="P16">Salida esperada:</text:p>
      <text:p text:style-name="P16"/>
      <text:p text:style-name="P16">(coqui-venv) carlos@debian1050ti:~/Documentos/EspaciosTrabajos/eclipse-workspaceSE/TextoASubtitulos$ python3 -c "import torch; print(torch.__version__)"</text:p>
      <text:p text:style-name="P16"/>
      <text:p text:style-name="P16">2.7.1+cu126</text:p>
      <text:p text:style-name="P7"/>
      <text:p text:style-name="P10">Este es un Torch antiguo, <text:s/></text:p>
      <text:p text:style-name="P7">$ python3 -c "import torch; print(torch.__version__)"</text:p>
      <text:p text:style-name="P7"/>
      <text:p text:style-name="P7">2.5.1+cpu</text:p>
      <text:p text:style-name="P7"/>
      <text:p text:style-name="P17">Instalar librerías de audio y otras librerías necesarias de Python</text:p>
      <text:p text:style-name="P17"/>
      <text:p text:style-name="P17">$ pip3 install soundfile</text:p>
      <text:p text:style-name="P17">$ pip3 install librosa</text:p>
      <text:p text:style-name="P7"/>
      <text:p text:style-name="P7">Probar síntesis rápida desde consola</text:p>
      <text:p text:style-name="P7"/>
      <text:p text:style-name="P7"><text:span text:style-name="T8">$ </text:span>tts --model_name tts_models/es/css10/vits --text "Hola, este es un texto de prueba." --out_path <text:span text:style-name="T9">salida-wav/</text:span>prueba.wav</text:p>
      <text:p text:style-name="P7"/>
      <text:p text:style-name="P18">Estas dos líneas hacel lo mismo:</text:p>
      <text:list text:style-name="L2">
        <text:list-item>
          <text:p text:style-name="P27">$ python3 src-python/coqui_script.py "Prueba de texto a voz, bloque número uno." 001</text:p>
        </text:list-item>
        <text:list-item>
          <text:p text:style-name="P30"><text:span text:style-name="T10">$</text:span> tts --model_name tts_models/es/css10/vits --text "Hola, este es un texto de prueba." --out_path salida-wav/<text:span text:style-name="T11">001</text:span>prueba.wav </text:p>
        </text:list-item>
      </text:list>
      <text:p text:style-name="P9"/>
      <text:p text:style-name="P7"><text:span text:style-name="T9">El archivo </text:span>coqui_script.py <text:span text:style-name="T9">ubicado en la carpeta src-python convertirá texto a voz </text:span></text:p>
      <text:p text:style-name="P7"/>
      <text:p text:style-name="P19">Forma de usar el archivo coqui_script.py</text:p>
      <text:p text:style-name="P19"/>
      <text:p text:style-name="P19">$ python3 src-python/coqui_script.py "Prueba de texto a voz, <text:span text:style-name="T6">bloque número uno</text:span>." <text:span text:style-name="T6">001</text:span></text:p>
      <text:p text:style-name="P19"/>
      <text:p text:style-name="P20">Generará el archivo <text:span text:style-name="T12">001_coqui</text:span>.wav <text:span text:style-name="T12">no normalizado entre</text:span> 1 y -1 <text:s/>en los niveles de sonido.</text:p>
      <text:p text:style-name="P19"><text:soft-page-break/></text:p>
      <text:p text:style-name="P19">Script Python normalizar_volume.py para normalizar la voz generada</text:p>
      <text:p text:style-name="P19"/>
      <text:p text:style-name="P19">Instalar la librería FFmpeg <text:span text:style-name="T13">si es necesario </text:span></text:p>
      <text:p text:style-name="P19"/>
      <text:p text:style-name="P19">Comando para usar el script <text:s/>normalizar_volume.py</text:p>
      <text:p text:style-name="P19"/>
      <text:p text:style-name="P19">$ python3 src-python/normalizar_volume.py <text:span text:style-name="T12">001</text:span></text:p>
      <text:p text:style-name="P19"/>
      <text:p text:style-name="P19">Generará el archivo <text:span text:style-name="T12">001_</text:span>normalized_output.wav normalizado entre 1 y -1 <text:s/>en los niveles de sonido.</text:p>
      <text:p text:style-name="P19"/>
      <text:p text:style-name="P19"/>
      <text:p text:style-name="P19">!<text:span text:style-name="T14">Atento¡</text:span></text:p>
      <text:p text:style-name="P14">Después de activar un entorno virtual Python e instalar todas las dependencias y ejecutar todos los algoritmos Java y Python al menos una o dos veces ya se habrán instalado todas las dependencias y no hará falta activar el ambiente virtual para ejecutar los algoritmos Java y Python. Recordar que los algoritmos Java y Python deben tener referencia completa a las carpetas del entorno virtual que quieran usar esos algoritmos. Si se hacen cambios en los algoritmos Java o Python que implican nuevas librerías o dependencia hay que activas el entorno virtual para que las librerías se instalen al usar dichos algoritmos, una vez instaladas ya no hace falta activar el entorno virtual para ejecutar dichos algoritmos. <text:span text:style-name="T15">En la práctica esto es una forma manual de gestionar las dependencias. En el futuro los algoritmos Java y Python podrían activar los ambientes virtuales para automatizar la instalación de dependencias y luego desactivar los ambientes virtuales y continuar la ejecución de los algoritmos haciendo referencia completa a los directorio de los ambientes virtuales.</text:span></text:p>
      <text:p text:style-name="P14"/>
      <text:p text:style-name="P14"/>
      <text:p text:style-name="P14"/>
      <text:p text:style-name="P14"/>
      <text:p text:style-name="P11">PLAN DE INSTALACIÓN DE STABLE DIFFUSION con SDXL</text:p>
      <text:p text:style-name="P14"><text:s/></text:p>
      <text:p text:style-name="P21">✅ Pasos para eliminar y volver a instalar el entorno virtual (sd-venv) con copias completas de Python</text:p>
      <text:p text:style-name="P21"/>
      <text:p text:style-name="P21">1. 🧹 Eliminar el entorno virtual actual <text:span text:style-name="T15">si es necesario</text:span></text:p>
      <text:p text:style-name="P21">Desde la raíz de tu proyecto:</text:p>
      <text:p text:style-name="P21"/>
      <text:p text:style-name="P21">rm -rf python/sd-venv</text:p>
      <text:p text:style-name="P21"/>
      <text:p text:style-name="P21">2. 📦 Instalar virtualenv si aún no <text:span text:style-name="T15">se ha instalado previamente</text:span></text:p>
      <text:p text:style-name="P21"/>
      <text:p text:style-name="P22"><text:span text:style-name="T15">$ </text:span>pip<text:span text:style-name="T16">3</text:span> install virtualenv </text:p>
      <text:p text:style-name="P22"/>
      <text:p text:style-name="P21"><text:span text:style-name="T16">O mejor, usar</text:span> el sistema de paquetes de Debian <text:span text:style-name="T15">apt o Synaptic</text:span>:</text:p>
      <text:p text:style-name="P21"/>
      <text:p text:style-name="P21"><text:span text:style-name="T15">$ </text:span>sudo apt install virtualenv</text:p>
      <text:p text:style-name="P21"/>
      <text:p text:style-name="P22"><text:span text:style-name="T15">#</text:span><text:span text:style-name="T16">con pip3, normalmente no se puede instalar dependencias o paquetes de terceros en</text:span><text:span text:style-name="T15"> Python pre instalado </text:span><text:span text:style-name="T16">en</text:span><text:span text:style-name="T15"> Debian 12, </text:span><text:span text:style-name="T16">por eso hay que crear un entorno virtual con una nueva instalación full de Python con todas sus dependencias y paquetes de terceros.</text:span></text:p>
      <text:p text:style-name="P22"/>
      <text:p text:style-name="P21">3. 🛠️ Crear el nuevo entorno virtual <text:span text:style-name="T15">Python full, </text:span>sin enlaces simbólicos <text:span text:style-name="T15">a otro Python instalado</text:span></text:p>
      <text:p text:style-name="P21"/>
      <text:p text:style-name="P21"><text:span text:style-name="T15">$ </text:span>virtualenv --always-copy python/sd-venv</text:p>
      <text:p text:style-name="P21"/>
      <text:p text:style-name="P21">Esto crea un entorno con copias físicas del binario python, <text:span text:style-name="T16">sin</text:span> enlaces a /usr/bin/python.</text:p>
      <text:p text:style-name="P21"/>
      <text:p text:style-name="P21">4. 📥 Activar (opcional, si <text:span text:style-name="T16">se </text:span>instalar<text:span text:style-name="T16">an dependencias y paquetes</text:span>)</text:p>
      <text:p text:style-name="P21"/>
      <text:p text:style-name="P21"><text:span text:style-name="T15">$ </text:span>source python/sd-venv/bin/activate</text:p>
      <text:p text:style-name="P21"/>
      <text:p text:style-name="P21">5. ✅ Instalar Stable Diffusion y dependencias dentro de sd-venv</text:p>
      <text:p text:style-name="P21">Desde el entorno activo:</text:p>
      <text:p text:style-name="P21"/>
      <text:p text:style-name="P21"><text:span text:style-name="T15">$ </text:span>pip<text:span text:style-name="T16">3</text:span> install torch torchvision torchaudio --index-url https://download.pytorch.org/whl/cpu</text:p>
      <text:p text:style-name="P21"/>
      <text:p text:style-name="P21"><text:span text:style-name="T15">$ </text:span>pip<text:span text:style-name="T16">3</text:span> install diffusers transformers accelerate scipy safetensors</text:p>
      <text:p text:style-name="P21"/>
      <text:p text:style-name="P21">Y si <text:span text:style-name="T16">se usa </text:span>un script como: generar_imagen_sdxl.py, <text:span text:style-name="T16">hay que </text:span>asegura<text:span text:style-name="T16">rse</text:span> que esté apuntando al python dentro de sd-venv <text:span text:style-name="T16">al momento de ejecutarlo</text:span>:</text:p>
      <text:p text:style-name="P21"/>
      <text:p text:style-name="P21">python/sd-venv/bin/python src-python/generar_imagen_sdxl.py "<text:span text:style-name="T16">Imagen realista de un jugador de cartas.</text:span>"</text:p>
      <text:p text:style-name="P21"/>
      <text:p text:style-name="P21">python3 src-python/generar_imagen_sdxl.py "Paisaje natural con cascada" 1080 1920 8.5 50 salida-imagenes/cascada_realista.png</text:p>
      <text:p text:style-name="P21"/>
      <text:p text:style-name="P23">Definición del método <text:span text:style-name="T17">Java </text:span>para generar imagenes</text:p>
      <text:p text:style-name="P23"/>
      <text:p text:style-name="P23">generar_imagen(prompt, height, width, guidance_scale, num_steps)</text:p>
      <text:p text:style-name="P23"/>
      <text:p text:style-name="P24">Instalar Mistral</text:p>
      <text:p text:style-name="P25"/>
      <text:p text:style-name="P25">Desde el directorio raiz del proyecto Java, ejecutar los siguientes comandos.</text:p>
      <text:p text:style-name="P25"/>
      <text:p text:style-name="P25">$ python3 -m venv python/mistral-venv</text:p>
      <text:p text:style-name="P25">$ source python/mistral-venv/bin/activate</text:p>
      <text:p text:style-name="P25">$ pip3 install --upgrade pip</text:p>
      <text:p text:style-name="P25"/>
      <text:p text:style-name="P23">✅ 2. Instalar Mistral usando transformers de Hugging Face</text:p>
      <text:p text:style-name="P23"/>
      <text:p text:style-name="P23"><text:span text:style-name="T18">$ </text:span>pip<text:span text:style-name="T18">3</text:span> install torch transformers</text:p>
      <text:p text:style-name="P23"/>
      <text:p text:style-name="P23">Para usar la versión más reciente del modelo Mistral (7B):</text:p>
      <text:p text:style-name="P23"/>
      <text:p text:style-name="P23"><text:span text:style-name="T18">$ </text:span>pip<text:span text:style-name="T18">3</text:span> install accelerate</text:p>
      <text:p text:style-name="P23"/>
      <text:p text:style-name="P31">Para probare el algoritmo Python: $ python3 src-python/mistral_prompt.py “ texto del prompt que define otros prompt dado un texto técnico.” Hay que tener una cuenta en Mistral.</text:p>
      <text:p text:style-name="P31"/>
      <text:p text:style-name="P31">El modelo mistralai/Mistral-7B-Instruct-v0.2 es un modelo restringido en Hugging Face. No podés descargarlo a menos que ejecutes los siguientes pasos:</text:p>
      <text:p text:style-name="P31"/>
      <text:p text:style-name="P31">Si no existe la cuenta o no se está logiado dará el siguiente error: </text:p>
      <text:p text:style-name="P31">❌ Error: Repositorio restringido (gated repo)</text:p>
      <text:p text:style-name="P31"/>
      <text:p text:style-name="P31">✅ Solución paso a paso</text:p>
      <text:p text:style-name="P31">1. Crear una cuenta o iniciar sesión en Hugging Face</text:p>
      <text:p text:style-name="P31">https://huggingface.co/join</text:p>
      <text:p text:style-name="P31"/>
      <text:p text:style-name="P31">2. Aceptar condiciones del modelo</text:p>
      <text:p text:style-name="P31">Visitá: https://huggingface.co/mistralai/Mistral-7B-Instruct-v0.2</text:p>
      <text:p text:style-name="P31"/>
      <text:p text:style-name="P31"><text:span text:style-name="T19">Debes aceptar los términos para el modelo (Botón azul muy grande) </text:span>Hacé clic en el botón “Access repository” o “Agree and Access”.</text:p>
      <text:p text:style-name="P31"/>
      <text:p text:style-name="P31">3. Obtener un token de acceso</text:p>
      <text:p text:style-name="P31">Desde tu perfil, entrá a https://huggingface.co/settings/tokens</text:p>
      <text:p text:style-name="P31"/>
      <text:p text:style-name="P31">Copiá un token con acceso al Hub (scope: read)</text:p>
      <text:p text:style-name="P31"/>
      <text:p text:style-name="P31">4. Autenticar Hugging Face en tu entorno</text:p>
      <text:p text:style-name="P31">Desde tu entorno virtual de mistral-venv, ejecutá:</text:p>
      <text:p text:style-name="P31"/>
      <text:p text:style-name="P34">Si no quieres guardar tus credenciales en GitHub, ejecuta esto: $ git config --global credential.helper store</text:p>
      <text:p text:style-name="P31"/>
      <text:p text:style-name="P31"><text:span text:style-name="T19">$ </text:span>huggingface-cli login</text:p>
      <text:p text:style-name="P31"/>
      <text:p text:style-name="P31">Pegá tu token cuando lo solicite.</text:p>
      <text:p text:style-name="P31"/>
      <text:p text:style-name="P32">Tu token se guardará en: ~/.cache/huggingface/stored_tokens</text:p>
      <text:p text:style-name="P31"/>
      <text:p text:style-name="P31"><text:soft-page-break/>🔁 Después de eso:</text:p>
      <text:p text:style-name="P31">Reintentá ejecutar tu script:</text:p>
      <text:p text:style-name="P31"/>
      <text:p text:style-name="P31">python3 src-python/mistral_prompt.py "La paloma mira al gato desde el árbol."</text:p>
      <text:p text:style-name="P31">Y esta vez el modelo debería descargarse y funcionar correctamente sin dar el error gated repo.</text:p>
      <text:p text:style-name="P31"/>
      <text:p text:style-name="P35">¡Atento! Este cartel indica que no estas usando GitHub para guardar credenciales, deberás activar guardar las credenciales en tu máquina local.</text:p>
      <text:p text:style-name="P35"/>
      <text:p text:style-name="P36">Cannot authenticate through git-credential as no helper is defined on your machine.</text:p>
      <text:p text:style-name="P36">You might have to re-authenticate when pushing to the Hugging Face Hub.</text:p>
      <text:p text:style-name="P36">Run the following command in your terminal in case you want to set the 'store' credential helper as default.</text:p>
      <text:p text:style-name="P36"/>
      <text:p text:style-name="P36"><text:span text:style-name="T19">$ </text:span>git config --global credential.helper store</text:p>
      <text:p text:style-name="P36"/>
      <text:p text:style-name="P36">Read https://git-scm.com/book/en/v2/Git-Tools-Credential-Storage for more details.</text:p>
      <text:p text:style-name="P36">Token has not been saved to git credential helper.</text:p>
      <text:p text:style-name="P36"/>
      <text:p text:style-name="P23"/>
      <text:p text:style-name="P37"/>
      <text:p text:style-name="P37"/>
      <text:p text:style-name="P38"/>
      <text:p text:style-name="P39"/>
      <text:p text:style-name="P37"/>
      <text:p text:style-name="P37"/>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9:09:08.157369881</meta:creation-date>
    <meta:generator>LibreOffice/7.6.7.2$Linux_X86_64 LibreOffice_project/dd47e4b30cb7dab30588d6c79c651f218165e3c5</meta:generator>
    <dc:date>2025-08-04T15:36:51.743890659</dc:date>
    <meta:editing-duration>P1DT3H31M24S</meta:editing-duration>
    <meta:editing-cycles>41</meta:editing-cycles>
    <meta:document-statistic meta:table-count="0" meta:image-count="0" meta:object-count="0" meta:page-count="6" meta:paragraph-count="135" meta:word-count="1187" meta:character-count="8298" meta:non-whitespace-character-count="7239"/>
  </office:meta>
</office:document-meta>
</file>